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161000044DE000014F7B076BE9B.svm" manifest:media-type=""/>
  <manifest:file-entry manifest:full-path="Pictures/200000A200002B0D000019F6297D28E4.svm" manifest:media-type=""/>
  <manifest:file-entry manifest:full-path="Pictures/2000033B00004F88000024489730B01C.svm" manifest:media-type=""/>
  <manifest:file-entry manifest:full-path="Pictures/200005C000004936000027C0705FD405.svm" manifest:media-type=""/>
  <manifest:file-entry manifest:full-path="Pictures/2000014A000051EA00000F57E778BE4F.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line-height="115%" fo:break-before="auto" fo:break-after="auto" style:writing-mode="lr-tb"/>
      <style:text-properties fo:language="fr" fo:country="FR"/>
    </style:style>
    <style:style style:name="P3" style:family="paragraph" style:parent-style-name="Standard">
      <style:paragraph-properties fo:line-height="115%" fo:break-before="auto" fo:break-after="auto" style:writing-mode="lr-tb"/>
      <style:text-properties fo:language="fr" fo:country="FR"/>
    </style:style>
    <style:style style:name="P4" style:family="paragraph" style:parent-style-name="Standard" style:master-page-name="">
      <style:paragraph-properties fo:margin-left="2.2cm" fo:margin-right="2cm" fo:line-height="115%" fo:orphans="2" fo:widows="2" fo:text-indent="0cm" style:auto-text-indent="false" style:page-number="auto" fo:break-before="auto" fo:break-after="auto" style:writing-mode="lr-tb"/>
      <style:text-properties fo:language="fr" fo:country="FR"/>
    </style:style>
    <style:style style:name="P5" style:family="paragraph" style:parent-style-name="Text_20_body">
      <style:paragraph-properties fo:line-height="100%"/>
      <style:text-properties style:font-name="Courier 10 Pitch" fo:language="fr" fo:country="FR" officeooo:rsid="00206d63" officeooo:paragraph-rsid="00206d63"/>
    </style:style>
    <style:style style:name="P6" style:family="paragraph" style:parent-style-name="Text_20_body">
      <style:paragraph-properties fo:line-height="50%"/>
      <style:text-properties style:font-name="Courier 10 Pitch" fo:language="fr" fo:country="FR" officeooo:rsid="00206d63" officeooo:paragraph-rsid="00206d63"/>
    </style:style>
    <style:style style:name="P7" style:family="paragraph" style:parent-style-name="Text_20_body">
      <style:paragraph-properties fo:line-height="50%"/>
      <style:text-properties style:font-name="Courier 10 Pitch" fo:language="fr" fo:country="FR" officeooo:rsid="0021f23c" officeooo:paragraph-rsid="0021f23c"/>
    </style:style>
    <style:style style:name="P8" style:family="paragraph" style:parent-style-name="Text_20_body">
      <style:paragraph-properties fo:line-height="50%"/>
      <style:text-properties style:font-name="Courier 10 Pitch" fo:language="fr" fo:country="FR" officeooo:rsid="0021f23c" officeooo:paragraph-rsid="003c57ea"/>
    </style:style>
    <style:style style:name="P9" style:family="paragraph" style:parent-style-name="Text_20_body">
      <style:text-properties fo:language="fr" fo:country="FR"/>
    </style:style>
    <style:style style:name="P10" style:family="paragraph" style:parent-style-name="Text_20_body">
      <style:paragraph-properties fo:line-height="100%"/>
      <style:text-properties fo:language="fr" fo:country="FR"/>
    </style:style>
    <style:style style:name="P11" style:family="paragraph" style:parent-style-name="Text_20_body">
      <style:text-properties fo:language="fr" fo:country="FR" officeooo:paragraph-rsid="00457108"/>
    </style:style>
    <style:style style:name="P12" style:family="paragraph" style:parent-style-name="Text_20_body">
      <style:text-properties fo:language="fr" fo:country="FR" officeooo:paragraph-rsid="0045da3f"/>
    </style:style>
    <style:style style:name="P13" style:family="paragraph" style:parent-style-name="Text_20_body">
      <style:text-properties fo:language="fr" fo:country="FR" officeooo:paragraph-rsid="0049dc67"/>
    </style:style>
    <style:style style:name="P14" style:family="paragraph" style:parent-style-name="Text_20_body">
      <style:text-properties fo:language="fr" fo:country="FR" officeooo:paragraph-rsid="004e8145"/>
    </style:style>
    <style:style style:name="P15" style:family="paragraph" style:parent-style-name="Text_20_body">
      <style:text-properties fo:language="fr" fo:country="FR" officeooo:paragraph-rsid="00525064"/>
    </style:style>
    <style:style style:name="P16" style:family="paragraph" style:parent-style-name="Standard">
      <style:paragraph-properties fo:line-height="115%" style:writing-mode="lr-tb"/>
      <style:text-properties fo:language="fr" fo:country="FR"/>
    </style:style>
    <style:style style:name="P17" style:family="paragraph" style:parent-style-name="Text_20_body" style:master-page-name="">
      <style:paragraph-properties fo:line-height="50%" style:page-number="auto"/>
      <style:text-properties style:font-name="Courier 10 Pitch" fo:language="fr" fo:country="FR" officeooo:rsid="0021f23c" officeooo:paragraph-rsid="0021f23c"/>
    </style:style>
    <style:style style:name="P18" style:family="paragraph" style:parent-style-name="Text_20_body" style:master-page-name="">
      <style:paragraph-properties fo:margin-left="1.7cm" fo:margin-right="1.7cm" fo:margin-top="0cm" fo:margin-bottom="0.247cm" style:contextual-spacing="false" fo:line-height="120%" fo:text-align="justify" style:justify-single-word="false" fo:orphans="2" fo:widows="2" fo:text-indent="0cm" style:auto-text-indent="false" style:page-number="auto" fo:break-before="auto" fo:break-after="auto" style:writing-mode="lr-tb"/>
      <style:text-properties fo:language="fr" fo:country="FR"/>
    </style:style>
    <style:style style:name="P19" style:family="paragraph" style:parent-style-name="Text_20_body">
      <style:paragraph-properties fo:margin-left="1.27cm" fo:margin-right="0cm" fo:line-height="100%" fo:text-indent="0cm" style:auto-text-indent="false">
        <style:tab-stops/>
      </style:paragraph-properties>
      <style:text-properties fo:language="fr" fo:country="FR"/>
    </style:style>
    <style:style style:name="P20" style:family="paragraph" style:parent-style-name="Standard">
      <style:paragraph-properties fo:text-align="center" style:justify-single-word="false"/>
      <style:text-properties style:font-name="Times New Roman" fo:font-size="10.1000003814697pt" fo:font-weight="normal" officeooo:rsid="00072ca6" officeooo:paragraph-rsid="00574af1" style:font-size-asian="10.1000003814697pt" style:font-weight-asian="normal" style:font-size-complex="10.1000003814697pt" style:font-weight-complex="normal"/>
    </style:style>
    <style:style style:name="P21" style:family="paragraph" style:parent-style-name="Standard">
      <style:paragraph-properties fo:line-height="115%" fo:text-align="center" style:justify-single-word="false" fo:break-before="auto" fo:break-after="auto" style:writing-mode="lr-tb"/>
      <style:text-properties fo:font-size="10.1000003814697pt" fo:language="fr" fo:country="FR" officeooo:paragraph-rsid="003c57ea" style:font-size-asian="10.1000003814697pt" style:font-size-complex="10.1000003814697pt"/>
    </style:style>
    <style:style style:name="P22" style:family="paragraph" style:parent-style-name="Standard">
      <style:paragraph-properties fo:line-height="115%" fo:break-before="auto" fo:break-after="auto" style:writing-mode="lr-tb"/>
      <style:text-properties fo:language="fr" fo:country="FR"/>
    </style:style>
    <style:style style:name="P23" style:family="paragraph" style:parent-style-name="Standard">
      <style:paragraph-properties fo:line-height="115%" fo:break-before="auto" fo:break-after="auto" style:writing-mode="lr-tb"/>
      <style:text-properties fo:language="fr" fo:country="FR" officeooo:rsid="004118b8" officeooo:paragraph-rsid="004118b8"/>
    </style:style>
    <style:style style:name="P24" style:family="paragraph" style:parent-style-name="Standard">
      <style:paragraph-properties fo:line-height="115%" fo:text-align="center" style:justify-single-word="false" style:writing-mode="lr-tb"/>
      <style:text-properties fo:font-size="10.1000003814697pt" fo:language="fr" fo:country="FR" officeooo:rsid="003c57ea" officeooo:paragraph-rsid="003c57ea" style:font-size-asian="10.1000003814697pt" style:font-size-complex="10.1000003814697pt"/>
    </style:style>
    <style:style style:name="P25" style:family="paragraph" style:parent-style-name="Standard" style:list-style-name="Numbering_20_2">
      <style:paragraph-properties fo:margin-left="0.9cm" fo:margin-right="0cm" fo:margin-top="0.101cm" fo:margin-bottom="0.101cm" style:contextual-spacing="false" fo:line-height="115%" fo:text-align="start" style:justify-single-word="false" fo:text-indent="-0.499cm" style:auto-text-indent="false" style:writing-mode="lr-tb">
        <style:tab-stops/>
      </style:paragraph-properties>
      <style:text-properties style:font-name="Times New Roman" fo:font-size="9pt" fo:language="fr" fo:country="FR" fo:font-weight="normal" officeooo:rsid="00137820" officeooo:paragraph-rsid="00574af1" style:font-size-asian="9pt" style:font-weight-asian="normal" style:font-size-complex="9pt" style:font-weight-complex="normal"/>
    </style:style>
    <style:style style:name="P26"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574af1" style:font-size-asian="9pt" style:font-weight-asian="normal" style:font-size-complex="9pt" style:font-weight-complex="normal"/>
    </style:style>
    <style:style style:name="P27"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574af1" style:font-size-asian="9pt" style:font-weight-asian="normal" style:font-size-complex="9pt" style:font-weight-complex="normal"/>
    </style:style>
    <style:style style:name="P2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574af1" style:font-size-asian="9pt" style:font-size-complex="9pt"/>
    </style:style>
    <style:style style:name="P29" style:family="paragraph" style:parent-style-name="Heading_20_2">
      <style:paragraph-properties fo:margin-left="0cm" fo:margin-right="0cm" fo:text-align="justify" style:justify-single-word="false" fo:text-indent="0cm" style:auto-text-indent="false" fo:break-before="auto" fo:break-after="auto"/>
      <style:text-properties style:font-name="Century Schoolbook L1" fo:font-size="12pt" fo:font-style="normal" fo:font-weight="bold" officeooo:rsid="000cd2bd" officeooo:paragraph-rsid="00574af1" style:font-size-asian="12pt" style:font-style-asian="normal" style:font-weight-asian="bold" style:font-size-complex="12pt" style:font-style-complex="normal" style:font-weight-complex="bold"/>
    </style:style>
    <style:style style:name="P30" style:family="paragraph" style:parent-style-name="Heading_20_1">
      <style:paragraph-properties fo:line-height="115%" fo:break-before="auto" fo:break-after="auto" style:writing-mode="lr-tb"/>
      <style:text-properties fo:language="fr" fo:country="FR"/>
    </style:style>
    <style:style style:name="P31" style:family="paragraph" style:parent-style-name="Heading_20_1">
      <style:paragraph-properties fo:line-height="115%" style:writing-mode="lr-tb"/>
      <style:text-properties fo:language="fr" fo:country="FR"/>
    </style:style>
    <style:style style:name="P32" style:family="paragraph" style:parent-style-name="Heading_20_1" style:master-page-name="Standard">
      <style:paragraph-properties fo:text-align="center" style:justify-single-word="false" style:page-number="auto"/>
    </style:style>
    <style:style style:name="P33" style:family="paragraph" style:parent-style-name="Text_20_body"/>
    <style:style style:name="P34" style:family="paragraph" style:parent-style-name="Text_20_body">
      <style:paragraph-properties fo:line-height="50%"/>
      <style:text-properties style:font-name="Courier 10 Pitch" fo:language="fr" fo:country="FR" officeooo:rsid="001fccb6" officeooo:paragraph-rsid="001fccb6"/>
    </style:style>
    <style:style style:name="P35" style:family="paragraph" style:parent-style-name="Text_20_body">
      <style:text-properties officeooo:paragraph-rsid="00574af1"/>
    </style:style>
    <style:style style:name="P36" style:family="paragraph" style:parent-style-name="Text_20_body">
      <style:text-properties fo:language="fr" fo:country="FR" officeooo:rsid="0025809e" officeooo:paragraph-rsid="0057aa62"/>
    </style:style>
    <style:style style:name="P37" style:family="paragraph" style:parent-style-name="Text_20_body" style:list-style-name="LS1">
      <style:paragraph-properties fo:margin-top="0cm" fo:margin-bottom="0.101cm" style:contextual-spacing="false" fo:line-height="100%">
        <style:tab-stops/>
      </style:paragraph-properties>
      <style:text-properties fo:language="fr" fo:country="FR"/>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officeooo:rsid="001fccb6"/>
    </style:style>
    <style:style style:name="T4" style:family="text">
      <style:text-properties officeooo:rsid="00206d63"/>
    </style:style>
    <style:style style:name="T5" style:family="text">
      <style:text-properties officeooo:rsid="0024f66e"/>
    </style:style>
    <style:style style:name="T6" style:family="text">
      <style:text-properties officeooo:rsid="0025809e"/>
    </style:style>
    <style:style style:name="T7" style:family="text">
      <style:text-properties officeooo:rsid="00275ffe"/>
    </style:style>
    <style:style style:name="T8" style:family="text">
      <style:text-properties officeooo:rsid="00391c71"/>
    </style:style>
    <style:style style:name="T9" style:family="text">
      <style:text-properties officeooo:rsid="003c57ea"/>
    </style:style>
    <style:style style:name="T10" style:family="text">
      <style:text-properties officeooo:rsid="00403fee"/>
    </style:style>
    <style:style style:name="T11" style:family="text">
      <style:text-properties officeooo:rsid="004118b8"/>
    </style:style>
    <style:style style:name="T12" style:family="text">
      <style:text-properties officeooo:rsid="0044427b"/>
    </style:style>
    <style:style style:name="T13" style:family="text">
      <style:text-properties style:font-name="Times New Roman"/>
    </style:style>
    <style:style style:name="T14" style:family="text">
      <style:text-properties style:font-name="Times New Roman" fo:font-weight="normal" officeooo:rsid="00137820" style:font-weight-asian="normal" style:font-weight-complex="normal"/>
    </style:style>
    <style:style style:name="T15" style:family="text">
      <style:text-properties style:font-name="Times New Roman" fo:font-style="italic" fo:font-weight="normal" officeooo:rsid="00137820" style:font-style-asian="italic" style:font-weight-asian="normal" style:font-style-complex="italic" style:font-weight-complex="normal"/>
    </style:style>
    <style:style style:name="T16" style:family="text">
      <style:text-properties officeooo:rsid="00457108"/>
    </style:style>
    <style:style style:name="T17" style:family="text">
      <style:text-properties officeooo:rsid="0045da3f"/>
    </style:style>
    <style:style style:name="T18" style:family="text">
      <style:text-properties officeooo:rsid="004710ae"/>
    </style:style>
    <style:style style:name="T19" style:family="text">
      <style:text-properties officeooo:rsid="0048ec72"/>
    </style:style>
    <style:style style:name="T20" style:family="text">
      <style:text-properties fo:font-size="14pt" fo:language="fr" fo:country="FR" style:font-size-asian="14pt" style:font-size-complex="14pt"/>
    </style:style>
    <style:style style:name="T21" style:family="text">
      <style:text-properties officeooo:rsid="0049dc67"/>
    </style:style>
    <style:style style:name="T22" style:family="text">
      <style:text-properties officeooo:rsid="004adb26"/>
    </style:style>
    <style:style style:name="T23" style:family="text">
      <style:text-properties officeooo:rsid="004e8145"/>
    </style:style>
    <style:style style:name="T24" style:family="text">
      <style:text-properties officeooo:rsid="004fcdc1"/>
    </style:style>
    <style:style style:name="T25" style:family="text">
      <style:text-properties officeooo:rsid="00505a32"/>
    </style:style>
    <style:style style:name="T26" style:family="text">
      <style:text-properties officeooo:rsid="00525064"/>
    </style:style>
    <style:style style:name="T27" style:family="text">
      <style:text-properties officeooo:rsid="00527c31"/>
    </style:style>
    <style:style style:name="T28" style:family="text">
      <style:text-properties fo:font-size="10.1000003814697pt" officeooo:rsid="003c57ea" style:font-size-asian="10.1000003814697pt" style:font-size-complex="10.1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h.e4014qm76g54"/>Bitcoin : un système de paiement <text:span text:style-name="T13">électronique</text:span> pair-à-pair</text:p>
      <text:p text:style-name="Text_20_body"/>
      <text:p text:style-name="P20">Satoshi Nakamoto</text:p>
      <text:p text:style-name="P20">satoshin@gmx.com</text:p>
      <text:p text:style-name="P20">www.bitcoin.org</text:p>
      <text:p text:style-name="P20"/>
      <text:p text:style-name="P21">Traduction française <text:span text:style-name="T9">de bitcoin.org/bitcoin.pdf </text:span>par Arnaud-François Fausse</text:p>
      <text:p text:style-name="P24">@AFFAUSSE</text:p>
      <text:p text:style-name="P4"/>
      <text:p text:style-name="P18"><text:span text:style-name="T1">Résumé</text:span>. Une version d'un système de paiement purement pair-à-pair permettrait des paiements en ligne directs d'une partie à l'autre sans passer par une institution financière. Les signatures <text:s/>digitales fournissent une partie de la solution, mais les principaux bénéfices sont perdus si un tiers de confiance est encore nécessaire pour éviter les doubles-paiements. Nous proposons une solution au problème du double-<text:span text:style-name="T11">dépense</text:span> <text:span text:style-name="T10">en </text:span>utilisa<text:span text:style-name="T10">nt</text:span> un réseau pair-à-pair. Le réseau horodate les transactions <text:span text:style-name="T10">en les </text:span>hacha<text:span text:style-name="T10">nt</text:span> en une chaîne continue de preuves-de-travail, formant un enregistrement de données qui ne peut pas être changé sans avoir à refaire la preuve-de-travail. La chaîne la plus longue non seulement sert de preuve <text:span text:style-name="T10">par témoignage </text:span>de la séquence des événements, mais prouve qu'elle est issue du plus grand groupe de puissance CPU. Aussi longtemps que la majorité de la puissance CPU est contrôlée par des <text:span text:style-name="T5">nœuds non </text:span>particip<text:span text:style-name="T10">ant</text:span> à une attaque du réseau, ils engendreront la plus longue chaîne et surpasseront les attaquants. <text:s/><text:span text:style-name="T10">Le</text:span> réseau <text:span text:style-name="T10">en lui-même </text:span>exige une structure minimale. Les messages sont diffusés au mieux et les <text:span text:style-name="T5">nœuds</text:span> peuvent <text:span text:style-name="T10">quitter</text:span> et rejoindre le réseau à leur gré, en acceptant la plus longue chaîne de preuve-de-<text:span text:style-name="T10">t</text:span>ravail créée en leur absence.</text:p>
      <text:h text:style-name="P30" text:outline-level="10"><text:bookmark text:name="h.hxfp95no1lmv"/><text:span text:style-name="T12">1.<text:tab/></text:span>Introduction</text:h>
      <text:p text:style-name="P9">Le commerce sur Internet en est venu à reposer presque exclusivement sur les institutions financières agissant comme tiers de confiance afin de traiter les paiements électroniques. Alors que le système fonctionne suffisamment bien pour la plupart des transactions, il souffre de faiblesses inhérentes au modèle de confiance. Les transactions totalement irréversibles ne sont pas réellement possibles, car les institutions financières ne peuvent pas éviter les conflits de médiation. La coût de la médiation augmente les coûts de transaction, en limitant le montant minimum de la transaction et coupant ainsi la possibilité de transactions courantes à petit montant. De plus, il y a un coût plus important dans la perte de la capacité à faire des paiements irréversibles pour les services irréversibles. Avec la possibilité de réversibilité, la nécessité de la confiance s'étend. Les commerçants doivent se méfier de leurs clients, et les ennuyer en leur demandant plus d’information dont ils n’auraient pas besoin en procédant autrement. Un certain pourcentage de fraude est accepté comme inévitable. Ces coûts et incertitudes dans les paiements peuvent être évités par la <text:span text:style-name="T11">présence</text:span> et l’argent physiques, mais aucun mécanisme n’existe pour faire des paiements à travers un canal de communication sans un tiers de confiance.</text:p>
      <text:p text:style-name="P9">Le besoin est d’avoir un système de paiement électronique basé sur une preuve cryptographique au lieu de la confiance, permettant à <text:span text:style-name="T11">deux</text:span> parties volontaires de réaliser <text:span text:style-name="T11">entre elles</text:span> des transactions sans le besoin d’un tiers de confiance. Des transactions calculatoirement incommode<text:span text:style-name="T3">s</text:span> à inverser protégeraient les vendeurs de la fraude, et des mécanismes habituels de dépôt pourraient être aisément implémentés pour protéger les acheteurs. Dans ce papier, nous proposons une solution au problème de la double-dépense en utilisant un serveur d’horodatage <text:soft-page-break/>distribué pair-à-pair afin d’engendrer calculatoirement la preuve de la chronologie des transactions. Le système est sûr tant que les <text:span text:style-name="T3">nœuds</text:span> honnêtes contrôlent collectivement plus de puissance CPU que celle de chacun des groupes de <text:span text:style-name="T5">nœuds</text:span> d’attaquants coopérants.</text:p>
      <text:h text:style-name="P30" text:outline-level="10"><text:bookmark text:name="h.6f96wsq2lni0"/><text:span text:style-name="T12">2.<text:tab/></text:span>Transactions</text:h>
      <text:p text:style-name="P9">Nous définissons une pièce (de monnaie) électronique comme une chaîne de signatures électroniques. Chaque propriétaire transfert la pièce au suivant en signant le hachage, de la transaction précédente, <text:span text:style-name="T16">de </text:span>la clef publique du prochain propriétaire et en ajoutant <text:span text:style-name="T16">tout </text:span>cela à la fin de la pièce. Un bénéficiaire peut vérifier les signatures pour vérifier la chaîne de propriété.</text:p>
      <text:p text:style-name="P9"><draw:frame draw:style-name="fr5" draw:name="Objet1" text:anchor-type="paragraph" svg:x="3.041cm" svg:y="0.196cm" svg:width="10.927cm" svg:height="5.967cm" draw:z-index="0"><draw:object xlink:href="./Object 1" xlink:type="simple" xlink:show="embed" xlink:actuate="onLoad"/><draw:image xlink:href="./ObjectReplacements/Object 1" xlink:type="simple" xlink:show="embed" xlink:actuate="onLoad"/></draw:frame></text:p>
      <text:p text:style-name="P11">Le problème évidemment est que le bénéficiaire ne peut pas vérifier qu’un des propriétaires n’a pas dépensé deux fois la pièce. Une solution commune est d’introduire une autorité de confiance, ou émetteur de monnaie, qui vérifie chaque transaction concernant la double-dépense. Après chaque transaction, la pièce doit être renvoyée à l’émetteur de monnaie pour émettre une nouvelle pièce, et seul<text:span text:style-name="T16">e</text:span>s les pièces émises par l’émetteur sont réputées non dépensées deux fois. Le problème avec cette solution est que le destin de tout le système monétaire dépend de la société qui émet la monnaie, avec chaque transaction devant passer par elle, juste comme une banque.</text:p>
      <text:p text:style-name="P11">Nous avons besoin d’un moyen pour le bénéficiaire de savoir que les précédents propriétaires n’ont pas signé de transactions précédentes. Pour nos fins, la transaction effectuée le plus tôt est celle qui compte, ainsi nous prêtons pas attention aux tentatives suivantes de double-dépense. Le seul moyen pour confirmer l’absence d’une transaction est d’être au courant de toutes les transactions. Dans le modèle d’un émetteur central de monnaie, ce dernier était au courant de toutes les transactions et décidait qui arrivait en premier. Pour accompli<text:span text:style-name="T16">r</text:span> pareille tâche sans un tiers de confiance, les transactions doivent être annoncées publiquement [1], et nous avons besoin d’un système pour les participants pour s’accorder sur une histoire unique de l’ordre dans lequel elles furent reçues. Le bénéficiaire a besoin de la preuve qu’au moment de chaque transaction, la majorité des <text:span text:style-name="T6">nœuds</text:span> était d’accord qu’elle était la première reçue.</text:p>
      <text:h text:style-name="P30" text:outline-level="10"><text:bookmark text:name="h.lewar0kdawvw"/><text:span text:style-name="T16">3.<text:tab/></text:span>Serveur d’horodatage</text:h>
      <text:p text:style-name="P9">La solution que nous proposons commence avec un serveur d’horodatage. Un serveur d’horodatage fonctionne en prenant l’empreinte numérique d’un bloc d’items à horodater et à la publier largement, tel que dans un journal ou un forum sur Internet [2-5]. L’horodate prouve que les données ont d<text:span text:style-name="T17">û</text:span> exister à l’instant de <text:soft-page-break/>l’horodatage, évidemment, pour pouvoir obtenir l<text:span text:style-name="T17">eur </text:span>empreinte numérique. Chaque horodate inclut l’horodate précédente dans son empreinte, formant une chaîne, avec chaque nouvelle horodate renforçant celles la précédant.</text:p>
      <text:h text:style-name="Text_20_body" text:outline-level="10"><draw:frame draw:style-name="fr6" draw:name="Objet2" text:anchor-type="paragraph" svg:x="2.812cm" svg:y="0.265cm" svg:width="10.172cm" svg:height="2.561cm" draw:z-index="1"><draw:object xlink:href="./Object 2" xlink:type="simple" xlink:show="embed" xlink:actuate="onLoad"/><draw:image xlink:href="./ObjectReplacements/Object 2" xlink:type="simple" xlink:show="embed" xlink:actuate="onLoad"/></draw:frame></text:h>
      <text:h text:style-name="P31" text:outline-level="10"/>
      <text:h text:style-name="Text_20_body" text:outline-level="10"/>
      <text:h text:style-name="P31" text:outline-level="10"><text:bookmark text:name="h.43tqvcp1jnyv"/><text:span text:style-name="T17">4.<text:tab/></text:span>Preuve-de-travail</text:h>
      <text:p text:style-name="P12">Pour implémenter un serveur d’horodatage distribué en pair-à-pair, nous avons besoin d’une preuve-de-travail similaire à celle d’Adam Back “Hashcash” [6], plutôt que d’un journal ou de publication sur un forum Internet. La preuve-de-travail implique la recherche d’une valeur qui une fois hachée, tel qu’avec le SHA-256, donne une empreinte numérique commençant par un nombre donné de bits à zéro. Le travail moyen demandé est exponentiel en fonction du nombre de bit<text:span text:style-name="T17">s</text:span> à zéro exigés et peut être vérifié en exécutant un hachage unique.</text:p>
      <text:p text:style-name="P12">Pour notre réseau d’horodatage, nous implémentons la preuve-de-travail par incrémentation d’une valeur d’ajustement dans le bloc jusqu’à trouver une valeur qui donne une empreinte avec le nombre de zéro<text:span text:style-name="T17">s</text:span> requis. Une fois que la charge CPU a été dépensée pour satisfaire la preuve-de-travail, le bloc ne peut plus être changé sans refaire le travail. Étant donné que les blocs sont chaînés après le bloc considéré, le travail pour changer le bloc devrait inclure de refaire tous les blocs postérieurs.</text:p>
      <text:p text:style-name="P9"><draw:frame draw:style-name="fr1" draw:name="Image1" text:anchor-type="paragraph" svg:x="1.676cm" svg:y="0.291cm" svg:width="12.573cm" svg:height="2.353cm" draw:z-index="2"><draw:image xlink:href="Pictures/2000014A000051EA00000F57E778BE4F.svm" xlink:type="simple" xlink:show="embed" xlink:actuate="onLoad"/></draw:frame></text:p>
      <text:p text:style-name="P12">La preuve-de-travail résout aussi le problème de la définition du processus de décision majoritaire. Si la majorité était basée sur une-adresse-IP-un-vote, elle pourrait être fraudée par quiconque capable d’allouer beaucoup d’IP<text:span text:style-name="T17">s</text:span>. La preuve-de-travail est par essence une-CPU-un-vote. La décision majoritaire est représentée par la chaîne la plus longue, qui <text:span text:style-name="T17">a</text:span> la plus grande preuve-de-travail investie. Si une majorité de la puissance CPU est contrô<text:span text:style-name="T8">l</text:span>ée par des <text:span text:style-name="T3">nœuds</text:span> honnêtes, la chaîne honnête grandira la plus vite et dépassera tout<text:span text:style-name="T17">es</text:span> autre<text:span text:style-name="T17">s</text:span> chaîne<text:span text:style-name="T17">s</text:span> en compétition. Pour modifier un bloc passé, un attaquant aurait à refaire la preuve-de-travail du bloc et de tous les blocs après lui, et à ce moment là rattraper et <text:s/>surpasser le travail des <text:span text:style-name="T3">nœuds</text:span> honnêtes. Nous montrerons plus tard que la probabilité de rattrapage d’un attaquant plus lent diminue avec l’ajout des blocs subséquents.</text:p>
      <text:p text:style-name="P12">Pour compenser l’augmentation de la vitesse du matériel et modifier l’intérêt de l’usage des <text:span text:style-name="T3">nœuds</text:span> <text:span text:style-name="T18">au fil du</text:span> temps, la difficulté de la preuve-de-travail est déterminée <text:span text:style-name="T18">par une moyenne mobile ciblant un</text:span> nombre <text:span text:style-name="T18">moyen </text:span>de blocs calculés par heure. S’ils sont engendrés trop rapidement, la difficulté augmente.</text:p>
      <text:h text:style-name="P30" text:outline-level="10"><text:bookmark text:name="h.oafewlpakko"/><text:span text:style-name="T18">5.<text:tab/></text:span>Réseau</text:h>
      <text:p text:style-name="P9">Les étapes pour faire fonctionner le réseau sont comme suit :</text:p>
      <text:list xml:id="list40271009729595021" text:style-name="LS1">
        <text:list-item>
          <text:p text:style-name="P37">Les nouvelles transactions sont diffusées à tous les <text:span text:style-name="T3">nœuds.</text:span></text:p>
        </text:list-item>
        <text:list-item>
          <text:p text:style-name="P37"><text:soft-page-break/>Chaque <text:span text:style-name="T3">nœud</text:span> rassemble les nouvelles transaction<text:span text:style-name="T19">s</text:span> dans un bloc.</text:p>
        </text:list-item>
        <text:list-item>
          <text:p text:style-name="P37">Chaque <text:span text:style-name="T3">nœud</text:span> travaille pour trouver une preuve-de-travail difficile pour son bloc.</text:p>
        </text:list-item>
        <text:list-item>
          <text:p text:style-name="P37">Quand un <text:span text:style-name="T3">nœud</text:span> trouve une preuve-de-travail, il diffuse le bloc à tous les nœuds.</text:p>
        </text:list-item>
        <text:list-item>
          <text:p text:style-name="P37">Les <text:span text:style-name="T3">nœuds</text:span> acceptent le bloc seulement si toutes les transactions sont valides et pas déjà dépensées.</text:p>
        </text:list-item>
        <text:list-item>
          <text:p text:style-name="P37">Les <text:span text:style-name="T3">nœuds</text:span> expriment leur acceptation du bloc en travaillant à créer le prochain bloc de la chaîne, en utilisant l’empreinte numérique du bloc accepté comme l’empreinte précédente.</text:p>
        </text:list-item>
      </text:list>
      <text:p text:style-name="P9"><text:line-break/>Les <text:span text:style-name="T3">nœuds</text:span> considèrent toujours la chaîne la plus longue comme la chaîne valide et continuent à travailler pour l’étendre. Si deux <text:span text:style-name="T3">nœuds</text:span> diffusent deux versions différentes du prochain bloc simultanément, les autres <text:span text:style-name="T3">nœuds</text:span> peuvent recevoir l’une ou l’autre en premier. Dans ce cas, ils travaillent sur la première qu’ils <text:span text:style-name="T19">ont reçue,</text:span> mais sauvent l’autre branche au cas o<text:span text:style-name="T19">ù</text:span> elle deviendrait plus longue. Le lien sera rompu quand la prochaine preuve-de-travail est trouvée et une branche devient plus longue ; les <text:span text:style-name="T5">nœuds</text:span> qui étaient en train de travailler sur les autres branches commuteront alors sur la plus longue.</text:p>
      <text:p text:style-name="P9">Les diffusions des nouvelles transactions n’ont pas besoin d’atteindre nécessairement tous les <text:span text:style-name="T3">nœuds.</text:span> Tant qu’elles atteignent beaucoup de <text:span text:style-name="T5">nœuds</text:span>, elles seront intégrées dans un bloc avant longtemps. L<text:span text:style-name="T19">es</text:span> diffusion<text:span text:style-name="T19">s</text:span> de bloc<text:span text:style-name="T19">s</text:span> <text:span text:style-name="T19">sont </text:span>aussi tolérante<text:span text:style-name="T19">s</text:span> aux pertes de messages. Si un <text:span text:style-name="T3">nœud</text:span> ne reçoit pas un bloc, il le demandera quand il recevra le prochain bloc et réalisera qu’il lui en manque un.</text:p>
      <text:h text:style-name="P30" text:outline-level="10"><text:bookmark text:name="h.9csaxlpaf9st"/><text:span text:style-name="T19">6.<text:tab/></text:span>Prime de résultat</text:h>
      <text:p text:style-name="P13">Par convention, la première transaction dans un bloc est une transaction spéciale qui commence par une nouvelle pièce détenue par le créateur du bloc. Cela ajoute une <text:span text:style-name="T21">incitation</text:span> pour les <text:span text:style-name="T3">nœuds</text:span> à supporter le réseau, et fournit un moyen initial de mettre des pièces en circulation puisqu’il n’y a pas d’autorité centrale d’émission de monnaie pour le faire. L’ajout stable d’un montant constant de nouvelles pièces est analogue aux chercheurs d’or dépensant des ressources pour ajouter de l’or en circulation. Dans notre cas, il s’agit de temps CPU et d’électricité qui sont dépensés.</text:p>
      <text:p text:style-name="P13">La prime de résultat peut aussi être financée par des frais de transaction. <text:span text:style-name="T21">Si la valeur sortie d'une transaction est inférieure à sa valeur d'entrée, la différence constitue les frais de transaction qui sont ajoutés à la prime de résultat du bloc contenant la transaction. </text:span>Une fois mis circulation un nombre prédéterminé de pièces, la prime de résultat peut se convertir totalement en frais de transaction et être totalement non inflationniste. </text:p>
      <text:p text:style-name="P13">La prime de résultat peut aider à encourager les <text:span text:style-name="T3">nœuds</text:span> à rester honnêtes. Si un attaquant cupide <text:span text:style-name="T22">était</text:span> capable de réunir plus de puissance CPU que les <text:span text:style-name="T3">nœuds</text:span> honnêtes, il aurait à choisir entre escroquer les gens en récupérant frauduleusement ses paiements, ou, engendrer des nouvelles pièces. Il devrait trouver plus profitable pour jouer dans les règles, ces dernières le favorisant en lui offrant plus de nouvelles pièces que tout le reste du monde <text:span text:style-name="T22">réuni</text:span>, que de saper l<text:span text:style-name="T22">e</text:span> système et la validité de sa propre fortune.</text:p>
      <text:h text:style-name="P30" text:outline-level="10"><text:bookmark text:name="h.63xmt4mjq45u"/><text:span text:style-name="T22">7.<text:tab/></text:span>Demande d’espace disque</text:h>
      <text:p text:style-name="P9">Une fois que la dernière transaction d’une pièce est enfouie en dessous de suffisamment de blocs, les transactions de dépenses la précédant peuvent être jetées pour sauver de l’espace disque. Pour faciliter cela sans casser l’empreinte numérique du bloc, les transactions sont hachées dans un arbre de Merkel [7][2][5], avec seulement la racine incluse dans l’empreinte numérique du blo<text:span text:style-name="T3">c</text:span>. Les anciens blocs peuvent alors être compactés par rognage des branches de l’arbre. Les empreintes intérieures de l’arbre n’ont pas besoin d’être stockées.</text:p>
      <text:p text:style-name="P9"><draw:frame draw:style-name="fr1" draw:name="Image2" text:anchor-type="paragraph" svg:x="0.76cm" svg:y="0.318cm" svg:width="14.406cm" svg:height="7.821cm" draw:z-index="3"><draw:image xlink:href="Pictures/200005C000004936000027C0705FD405.svm" xlink:type="simple" xlink:show="embed" xlink:actuate="onLoad"/></draw:frame><text:soft-page-break/></text:p>
      <text:p text:style-name="P9">Un entête de bloc sans transaction devrait être au environ de 80 octets. Si nous supposons les blocs engendrés toutes les dix minutes, 80 octets * 6 * 24 * 365 = 4,2 MOctets par an. Avec les ordinateurs typiquement vendus avec 2 GOctets de RAM en 2008, et la loi de Moore prédisant une croissance courante de 1,2 GOctets par an, le stockage ne devrait pas être un problème même si les entêtes de blocs doivent être gardés en mémoire.</text:p>
      <text:h text:style-name="P30" text:outline-level="10"><text:bookmark text:name="h.6eeo8hqnq2j7"/><text:span text:style-name="T23">8.<text:tab/></text:span>Vérification de paiement simplifiée</text:h>
      <text:p text:style-name="P9">Il est possible de vérifier des paiements sans faire fonctionner un <text:span text:style-name="T3">nœud</text:span> complet du réseau. Un utilisateur a seulement besoin de garder une copie des entêtes de bloc de la plus longue chaîne assurée par la preuve-de-travail, qu’il peut obtenir en requêtant les <text:span text:style-name="T3">nœuds</text:span> du réseau jusqu’à ce qu’il soit convaincu qu’il a la plus longue chaîne et obtienne la branche de Merkel liant la transaction au bloc l’horodatant. Il ne peut pas vérifier la transaction pour lui-même, mais en la liant à une place dans la chaîne, il peut voir que le réseau l’a acceptée, et les blocs ajoutés après le confirment.</text:p>
      <text:p text:style-name="P9"><draw:frame draw:style-name="fr2" draw:name="Image3" text:anchor-type="paragraph" svg:width="15.926cm" svg:height="7.265cm" draw:z-index="7"><draw:image xlink:href="Pictures/2000033B00004F88000024489730B01C.svm" xlink:type="simple" xlink:show="embed" xlink:actuate="onLoad"/></draw:frame></text:p>
      <text:p text:style-name="P14"><text:soft-page-break/>En tant que telle, la vérification est fiable tant que les <text:span text:style-name="T5">nœuds</text:span> honnêtes contrôlent le réseau, mais est plus vulnérable si le réseau est écrasé par la puissance d’un attaquant. Tant que les <text:span text:style-name="T5">nœuds</text:span> peuvent vérifier les transactions pour eux-mêmes, la méthode de vérification simplifiée peut être bernée par les transactions fabriquées d’un attaquant aussi longtemps que l’attaquant continue à surpasser <text:span text:style-name="T5">l</text:span>e réseau. Une stratégie pour se protéger contre cela serait d’accepter des alertes des <text:span text:style-name="T5">nœuds</text:span> du réseau qui détectent un bloc invalide, provoquant le téléchargement du bloc complet et des transactions <text:span text:style-name="T23">suspicieuses </text:span>par le logiciel utilisateur pour confirmer la divergence. Les entreprises qui reçoivent fréquemment des paiements voudront probablement faire fonctionner leurs propres nœuds pour une sécurité plus indépendante et une vérification plus rapide.</text:p>
      <text:h text:style-name="P30" text:outline-level="10"><text:bookmark text:name="h.us45o65isg3o"/><text:span text:style-name="T24">9.<text:tab/></text:span>Combinaison et séparation des valeurs</text:h>
      <text:p text:style-name="P9">Bien qu’il soit possible de manipuler les pièces individuellement, il serait peu commode de faire un<text:span text:style-name="T24">e</text:span> transaction séparée pour chaque centime dans un transfert. Pour autoriser les valeurs à être scindées ou combinées, les transactions contiennent entrées et sorties <text:span text:style-name="T24">multiples</text:span>. Normalement il y aura soit une entrée unique provenant d’une plus grosse et précédente transaction ou plusieurs entrées combinant des plus petits montants et au moins deux sorties : une pour le paiement, et une pour le rendu de la monnaie, le cas échéant pour le payeur.</text:p>
      <text:p text:style-name="P9"><draw:frame draw:style-name="fr3" draw:name="Image4" text:anchor-type="paragraph" svg:width="4.898cm" svg:height="2.955cm" draw:z-index="4"><draw:image xlink:href="Pictures/200000A200002B0D000019F6297D28E4.svm" xlink:type="simple" xlink:show="embed" xlink:actuate="onLoad"/></draw:frame></text:p>
      <text:p text:style-name="P9">Il doit être noté que la dissémination, où une transaction dépend de plusieurs transactions, et que ces transactions dépendent de bien plus, n’est pas un problème ici. Il n’y a jamais le besoin d’une copie complète et autonome de l’histoire des transactions.</text:p>
      <text:h text:style-name="P30" text:outline-level="10"><text:bookmark text:name="h.p9vk9srdyoq6"/><text:span text:style-name="T24">10.<text:tab/></text:span>Vie privée</text:h>
      <text:p text:style-name="P9">Le modèle bancaire traditionnel réalise un niveau de protection de la vie privée en limitant l’accès aux informations aux personnes concernées et au tiers de confiance. La nécessité d’annoncer toutes les transactions publiquement écarte cette méthode, mais la protection de la vie privée peut encore être assurée en rompant le flux d’information à un autre endroit : en gardant les clefs publiques anonymes. Le public peut voir que quelqu’un est entrain d’envoyer un montant à quelqu’un d’autre, mais sans information liant la transaction à quelqu’un. Ceci est similaire au niveau d’information remis par la bourse, où les heures et montants des échanges, le “carnet d’ordres”, est publique, mais sans dire qui sont les parties.</text:p>
      <text:p text:style-name="P9"><draw:frame draw:style-name="fr4" draw:name="Image5" text:anchor-type="paragraph" svg:width="13.182cm" svg:height="4.013cm" draw:z-index="5"><draw:image xlink:href="Pictures/20000161000044DE000014F7B076BE9B.svm" xlink:type="simple" xlink:show="embed" xlink:actuate="onLoad"/></draw:frame><text:soft-page-break/></text:p>
      <text:p text:style-name="P9">En guise de pare-feu additionnel, une nouvelle paire de clefs pourrait être utilisée pour chaque transaction afin de les garder non liées à un propriétaire commun. <text:span text:style-name="T25">Toutefois, l</text:span>a liaison est inévitable avec les transactions multi-entrées, qui révèlent nécessairement que leurs entrées étaient détenues par un même propriétaire. <text:span text:style-name="T25">Le risque est que si le propriétaire d'une clef est révélé, les liaisons peuvent révéler d'autres transactions qui ont appartenu au même propriétaire. </text:span></text:p>
      <text:h text:style-name="P30" text:outline-level="10"><text:bookmark text:name="h.mjfbmj7fyunq"/><text:span text:style-name="T25">11.<text:tab/></text:span>Calculs</text:h>
      <text:p text:style-name="P9">Nous considérons le scénario d’un attaquant essayant d’engendrer une chaîne alternative plus rapidement que la chaîne honnête. Même si une telle tâche est accomplie, elle n’ouvre pas la porte <text:span text:style-name="T25">à</text:span> tous les changements arbitraires, tels que créer de la monnaie ex nihilo ou prendre de l’argent qui n’a jamais appartenu à l’attaquant. Les <text:span text:style-name="T3">nœuds</text:span> ne vont pas accepter une transaction invalide comme paiement, et les <text:span text:style-name="T3">nœuds</text:span> honnêtes n'accepteron<text:span text:style-name="T25">t</text:span> jamais un bloc les contenant. Un attaquant peut seulement essayer de changer une de ses propres transactions pour récupérer l’argent qu’il a dépensé récemment.</text:p>
      <text:p text:style-name="P9">La course entre la chaîne honnête <text:span text:style-name="T5">et</text:span> la chaîne de l’attaquant peut être caractérisée par un <text:span text:style-name="T25">C</text:span>hemin <text:span text:style-name="T25">A</text:span>léatoire <text:span text:style-name="T25">B</text:span>inomial. L’événement de succès est que la chaîne honnête est étendue par un bloc, augmentant son avance de +1 et un événement d’échec est l’extension de la chaîne de l’attaquant réduisant l’écart de -1.</text:p>
      <text:p text:style-name="P9">La probabilité qu’un attaquant gagne en partant d’un <text:span text:style-name="T25">retard</text:span> initial est analogue au problème de la ruine du joueur. Supposez un joueur, disposant d’un crédit illimité qui part avec un <text:span text:style-name="T25">retard</text:span> et joue potentiellement un nombre infini d’essais pour essayer d’atteindre le point d’équilibre. Nous pouvons calculer la probabilité qu’il atteigne un jour l’équilibre, ou qu’un attaquant rattrape un jour la chaîne honnête, comme suit [8] :</text:p>
      <text:p text:style-name="P19">p = probabilité qu’un <text:span text:style-name="T3">nœud</text:span> honnête trouve le prochain bloc.</text:p>
      <text:p text:style-name="P19">q = probabilité que l’attaquant trouve le prochain bloc.</text:p>
      <text:p text:style-name="P19">q<text:span text:style-name="T2">z</text:span> = probabilité que l’attaquant rattrape un jour en partant avec z blocs de retard.</text:p>
      <text:p text:style-name="P9"><text:tab/><draw:frame draw:style-name="fr7" draw:name="Objet4" text:anchor-type="as-char" svg:width="3.792cm" svg:height="1.709cm" draw:z-index="10"><draw:object xlink:href="./Object 4" xlink:type="simple" xlink:show="embed" xlink:actuate="onLoad"/><draw:image xlink:href="./ObjectReplacements/Object 4" xlink:type="simple" xlink:show="embed" xlink:actuate="onLoad"/></draw:frame></text:p>
      <text:p text:style-name="P15">Étant donnée notre hypothèse que p &gt; q, la probabilité chute de manière exponentielle avec l’augmentation du nombre de blocs que l’attaquant doit rattraper. Avec la chance contre lui, s’il ne fait pas une avancée chanceuse dès le début, ses chances s’amenuisent, d’autant plus qu’il recule.</text:p>
      <text:p text:style-name="P15">Nous considérons maintenant combien de temps, le destinataire d’une transaction doit attendre pour être suffisamment certain que l’expéditeur ne peut plus la changer. Nous supposons que l’expéditeur est un attaquant qui veut faire croire pour un temps au destinataire qu’il l’a payé, puis, inverse la transaction pour se <text:soft-page-break/>rembourser après période. Le destinataire sera alerté lorsque cela arrive<text:span text:style-name="T26">ra</text:span>, mais l’expéditeur espère qu’il sera trop tard.</text:p>
      <text:p text:style-name="P15">Le destinataire engendre une nouvelle paire de clefs et donne la clef publique à l’expéditeur juste avant la signature. Ceci évite que l’expéditeur prépare une chaîne de blocs à l’avance en travaillant dessus continuellement jusqu’à ce que la chance lui permette d’être suffisamment en avance, et d’exécuter alors la transaction. Une fois la transaction envoyée, l’expéditeur malhonnête commence à travailler en secret sur une chaîne parallèle contenant une version alternative de sa transaction.</text:p>
      <text:p text:style-name="P9">Le destinataire attend jusqu’à ce que la transaction soit ajoutée à un bloc et z blocs ont été liés après. Il ne connaît pas l’avancement exact que l’attaquant à réalisé, mais <text:span text:style-name="T26">en</text:span> supposant que les blocs honnêtes ont pris le temps moyen attendu par bloc, l’avancement potentiel de l’attaquant suivra une <text:span text:style-name="T26">loi</text:span> de Poisson avec la valeur attendue :</text:p>
      <text:p text:style-name="P9"><text:tab/><draw:frame draw:style-name="fr7" draw:name="Objet3" text:anchor-type="as-char" svg:width="1.51cm" svg:height="0.998cm" draw:z-index="6"><draw:object xlink:href="./Object 3" xlink:type="simple" xlink:show="embed" xlink:actuate="onLoad"/><draw:image xlink:href="./ObjectReplacements/Object 3" xlink:type="simple" xlink:show="embed" xlink:actuate="onLoad"/><svg:desc>formule</svg:desc></draw:frame></text:p>
      <text:p text:style-name="P9">Pour obtenir la probabilité que l’attaquant puisse encore rattraper, nous multiplions la densité de la loi de Poisson pour chaque montant d'avancement il pourrait avoir, par la probabilité qu’il ait rattrapé depuis ce point :</text:p>
      <text:p text:style-name="P9"><text:tab/><draw:frame draw:style-name="fr7" draw:name="Objet5" text:anchor-type="as-char" svg:width="5.503cm" svg:height="1.715cm" draw:z-index="8"><draw:object xlink:href="./Object 5" xlink:type="simple" xlink:show="embed" xlink:actuate="onLoad"/><draw:image xlink:href="./ObjectReplacements/Object 5" xlink:type="simple" xlink:show="embed" xlink:actuate="onLoad"/></draw:frame></text:p>
      <text:p text:style-name="P9">En réarrangeant pour éviter de sommer la série infinie de la distribution :</text:p>
      <text:p text:style-name="P9"><text:tab/><draw:frame draw:style-name="fr7" draw:name="Objet6" text:anchor-type="as-char" svg:width="4.791cm" svg:height="1.141cm" draw:z-index="9"><draw:object xlink:href="./Object 6" xlink:type="simple" xlink:show="embed" xlink:actuate="onLoad"/><draw:image xlink:href="./ObjectReplacements/Object 6" xlink:type="simple" xlink:show="embed" xlink:actuate="onLoad"/></draw:frame></text:p>
      <text:p text:style-name="P9">En convertissant en code C :</text:p>
      <text:p text:style-name="P7">#include &lt;math.h&gt; </text:p>
      <text:p text:style-name="P7">double AttackerSuccessProbability(double q, int z)</text:p>
      <text:p text:style-name="P17">{ </text:p>
      <text:p text:style-name="P7"><text:tab/>double p = 1.0 - q; </text:p>
      <text:p text:style-name="P7"><text:tab/>double lambda = z * (q / p); </text:p>
      <text:p text:style-name="P7"><text:tab/>double sum = 1.0; </text:p>
      <text:p text:style-name="P7"><text:tab/>int i, k; </text:p>
      <text:p text:style-name="P7"><text:tab/>for (k = 0; k &lt;= z; k++) </text:p>
      <text:p text:style-name="P7"><text:tab/>{ </text:p>
      <text:p text:style-name="P7"><text:tab/><text:tab/>double poisson = exp(-lambda); </text:p>
      <text:p text:style-name="P7"><text:tab/><text:tab/>for (i = 1; i &lt;= k; i++) </text:p>
      <text:p text:style-name="P7"><text:tab/><text:tab/>poisson *= lambda / i; </text:p>
      <text:p text:style-name="P7"><text:tab/><text:tab/>sum -= poisson * (1 - pow(q / p, z - k)); </text:p>
      <text:p text:style-name="P7"><text:tab/>} </text:p>
      <text:p text:style-name="P7"><text:tab/>return sum; </text:p>
      <text:p text:style-name="P8">}</text:p>
      <text:p text:style-name="P8"/>
      <text:p text:style-name="P9">En obtenant quelques résultats, nous pouvons voir que la probabilité chute de manière exponentielle avec z</text:p>
      <text:p text:style-name="P6">q=0,1 </text:p>
      <text:p text:style-name="P6">z=0<text:tab/><text:tab/>p=1,0000000 </text:p>
      <text:p text:style-name="P6"><text:soft-page-break/>z=1<text:tab/><text:tab/>p=0,2045873 </text:p>
      <text:p text:style-name="P6">z=2<text:tab/><text:tab/>p=0,0509779 </text:p>
      <text:p text:style-name="P6">z=3<text:tab/><text:tab/>p=0,0131722 </text:p>
      <text:p text:style-name="P6">z=4<text:tab/><text:tab/>p=0,0034552 </text:p>
      <text:p text:style-name="P6">z=5<text:tab/><text:tab/>p=0,0009137 </text:p>
      <text:p text:style-name="P6">z=6<text:tab/><text:tab/>p=0,0002428 </text:p>
      <text:p text:style-name="P6">z=7<text:tab/><text:tab/>p=0,0000647 </text:p>
      <text:p text:style-name="P6">z=8<text:tab/><text:tab/>p=0,0000173 </text:p>
      <text:p text:style-name="P6">z=9<text:tab/><text:tab/>p=0,0000046 </text:p>
      <text:p text:style-name="P6">z=10<text:tab/><text:tab/>p=0,0000012</text:p>
      <text:p text:style-name="P5"/>
      <text:p text:style-name="P7">q=0,3 </text:p>
      <text:p text:style-name="P7">z=0<text:tab/><text:tab/>p=1,0000000 </text:p>
      <text:p text:style-name="P7">z=5<text:tab/><text:tab/>p=0,1773523 </text:p>
      <text:p text:style-name="P7">z=10<text:tab/><text:tab/>p=0,0416605 </text:p>
      <text:p text:style-name="P7">z=15<text:tab/><text:tab/>p=0,0101008 </text:p>
      <text:p text:style-name="P7">z=20<text:tab/><text:tab/>p=0,0024804 </text:p>
      <text:p text:style-name="P7">z=25<text:tab/><text:tab/>p=0,0006132 </text:p>
      <text:p text:style-name="P7">z=30<text:tab/><text:tab/>p=0,0001522 </text:p>
      <text:p text:style-name="P7">z=35<text:tab/><text:tab/>p=0,0000379 </text:p>
      <text:p text:style-name="P7">z=40<text:tab/><text:tab/>p=0,0000095 </text:p>
      <text:p text:style-name="P7">z=45<text:tab/><text:tab/>p=0,0000024 </text:p>
      <text:p text:style-name="P7">z=50<text:tab/><text:tab/>p=0,0000006</text:p>
      <text:p text:style-name="P10"/>
      <text:p text:style-name="P9">En résolvant pour <text:span text:style-name="T3">P </text:span><text:s/>inférieur à 0,1%...</text:p>
      <text:h text:style-name="P34" text:outline-level="10">P &lt; 0,001 </text:h>
      <text:h text:style-name="P34" text:outline-level="10">q=0,10 <text:tab/>z=5 </text:h>
      <text:h text:style-name="P34" text:outline-level="10">q=0,15 <text:tab/>z=8 </text:h>
      <text:h text:style-name="P34" text:outline-level="10">q=0,20 <text:tab/>z=11 </text:h>
      <text:h text:style-name="P34" text:outline-level="10">q=0,25 <text:tab/>z=15 </text:h>
      <text:h text:style-name="P34" text:outline-level="10">q=0,30 <text:tab/>z=24 </text:h>
      <text:h text:style-name="P34" text:outline-level="10">q=0,35 <text:tab/>z=41 </text:h>
      <text:h text:style-name="P34" text:outline-level="10">q=0,40 <text:tab/>z=89 </text:h>
      <text:h text:style-name="P34" text:outline-level="10">q=0,45 <text:tab/>z=340</text:h>
      <text:h text:style-name="P30" text:outline-level="10"><text:bookmark text:name="h.w4e68v17ydkn"/><text:span text:style-name="T27">12.<text:tab/></text:span>Conclusion</text:h>
      <text:p text:style-name="P9">Nous avons proposé un système de transactions électroniques se passant de confiance. Nous avons commencé avec un cadre de fonctionnement <text:span text:style-name="T27">ordinaire </text:span>de pièces de monnaie établies par des signatures électroniques, qui offre un contrôle puissant de la propriété, mais qui est incomplet sans moyen d’éviter la double-dépense. Pour résoudre cela, nous avons proposé un réseau pair-à-pair utilisant la preuve-de-travail pour enregistrer une histoire publique des transactions, qui devient rapidement impraticable à un attaquant de modifier si les <text:span text:style-name="T5">nœuds</text:span> honnêtes contrôlent la majorité de la puissance CPU. Le réseau est robuste dans sa simplicité <text:span text:style-name="T27">non</text:span> structur<text:span text:style-name="T27">ée</text:span>. Les <text:span text:style-name="T4">nœuds</text:span> travaillent tous ensemble avec peu de coordination. Il<text:span text:style-name="T27">s</text:span> n’ont pas besoin d’être identifiés, puisque les messages ne sont pas routés vers des destinations particulières et ont seulement besoin d’être livrés au mieux. Les <text:span text:style-name="T3">nœuds</text:span> peuvent quitter et rejoindre le réseau à leur gré, en acceptant <text:span text:style-name="T27">comme preuve</text:span> la chaîne de preuve-de-travail de ce qui s’est passé en leur absence. Ils votent avec leur puissance CPU, exprimant leur acceptation des blocs valides en travaillant à les étendre et à rejeter les blocs invalides e<text:span text:style-name="T4">n</text:span> refusant de travailler dessus. Toutes les règles et primes de résultat nécessaires peuvent être imposées avec ce mécanisme de consensus.</text:p>
      <text:p text:style-name="P29"><text:soft-page-break/>References</text:p>
      <text:list xml:id="list5846465032059239978" text:style-name="Numbering_20_2">
        <text:list-item>
          <text:p text:style-name="P26">W. Dai, "b-money," http://www.weidai.com/bmoney.txt, 1998. </text:p>
        </text:list-item>
        <text:list-item>
          <text:p text:style-name="P28"><text:span text:style-name="T14">H. Massias, X.S. Avila, and J.-J. Quisquater, "Design of a secure timestamping service with minimal trust requirements," In </text:span><text:span text:style-name="T15">20th Symposium on Information Theory in the Benelux</text:span><text:span text:style-name="T14">, May 1999. </text:span></text:p>
        </text:list-item>
        <text:list-item>
          <text:p text:style-name="P28"><text:span text:style-name="T14">S. Haber, W.S. Stornetta, "How to time-stamp a digital document," In </text:span><text:span text:style-name="T15">Journal of Cryptology</text:span><text:span text:style-name="T14">, vol 3, no 2, pages 99-111, 1991. </text:span></text:p>
        </text:list-item>
        <text:list-item>
          <text:p text:style-name="P28"><text:span text:style-name="T14">D. Bayer, S. Haber, W.S. Stornetta, "Improving the efficiency and reliability of digital time-stamping," </text:span><text:span text:style-name="T15">In Sequences II: Methods in Communication, Security and Computer Science</text:span><text:span text:style-name="T14">, pages 329-334, 1993. </text:span></text:p>
        </text:list-item>
        <text:list-item>
          <text:p text:style-name="P28"><text:span text:style-name="T14">S. Haber, W.S. Stornetta, "Secure names for bit-strings," In </text:span><text:span text:style-name="T15">Proceedings of the 4th ACM Conference on Computer and Communications Security</text:span><text:span text:style-name="T14">, pages 28-35, April 1997. </text:span></text:p>
        </text:list-item>
        <text:list-item>
          <text:p text:style-name="P27">A. Back, "Hashcash - a denial of service counter-measure," <text:line-break/>http://www.hashcash.org/papers/hashcash.pdf, 2002. </text:p>
        </text:list-item>
        <text:list-item>
          <text:p text:style-name="P28"><text:span text:style-name="T14"><text:s/>R.C. Merkle, "Protocols for public key cryptosystems," In Proc. </text:span><text:span text:style-name="T15">1980 Symposium on Security and Privacy</text:span><text:span text:style-name="T14">, IEEE Computer Society, pages 122-133, April 1980. </text:span></text:p>
        </text:list-item>
        <text:list-item>
          <text:h text:style-name="P25" text:outline-level="10">W. Feller, "An introduction to probability theory and its applications," 1957.</text:h>
        </text:list-item>
      </text:list>
      <text:p text:style-name="P3"/>
      <text:p text:style-name="P2"><text:bookmark text:name="h.ixwf2mwkxki0"/>Notes de traduction</text:p>
      <text:p text:style-name="P36">Cette traduction a été réalisée avec le plus grand soin mais ne prétend en aucun cas être un substitut parfait du document original en anglais de Satoshi Nakamoto <text:span text:style-name="T28">bitcoin.org/bitcoin.pdf </text:span>. Ce document doit donc être utilisé avec la prudence qui s'impose et il convient d<text:span text:style-name="T7">'utiliser</text:span> les documents originaux pour réaliser toute œuvre dérivée.</text:p>
      <text:p text:style-name="P23">Double-spending<text:tab/><text:tab/>:<text:tab/>Double-dépense</text:p>
      <text:p text:style-name="P16">Peer-to-peer <text:s/><text:tab/><text:tab/>: <text:tab/><text:span text:style-name="T6">P</text:span>air-à-air</text:p>
      <text:p text:style-name="P3"><text:span text:style-name="T6">P</text:span>roof-of-work <text:tab/><text:tab/>: <text:tab/><text:span text:style-name="T6">P</text:span>reuve-de-travail</text:p>
      <text:p text:style-name="P3"><text:span text:style-name="T6">B</text:span>est effort <text:tab/><text:tab/>: <text:tab/><text:span text:style-name="T6">A</text:span>u mieux</text:p>
      <text:p text:style-name="P3"><text:span text:style-name="T6">C</text:span>oin <text:tab/><text:tab/><text:tab/>: <text:tab/><text:span text:style-name="T6">Pi</text:span>èce</text:p>
      <text:p text:style-name="P3"><text:span text:style-name="T6">Ti</text:span>me stamp <text:tab/><text:tab/>: <text:tab/><text:span text:style-name="T6">H</text:span>orodate</text:p>
      <text:p text:style-name="P3"><text:span text:style-name="T6">T</text:span>ime stamping<text:tab/><text:tab/>: <text:tab/><text:span text:style-name="T6">H</text:span>orodatage</text:p>
      <text:p text:style-name="P3"><text:span text:style-name="T6">H</text:span>ash <text:tab/><text:tab/><text:tab/>: <text:tab/><text:span text:style-name="T6">E</text:span>mpreinte numérique, hachage</text:p>
      <text:p text:style-name="P3">IP <text:tab/><text:tab/><text:tab/>:<text:tab/><text:span text:style-name="T6">I</text:span>nternet Protocol (address) : Adress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1" fo:font-family="'Times New Roman'" style:font-style-name="Regular" style:font-family-generic="roman" style:font-pitch="variable" fo:font-size="10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fo:font-size="10.1000003814697pt"/>
    </style:style>
    <style:style style:name="Heading_20_1" style:display-name="Heading 1" style:family="paragraph" style:parent-style-name="Standard" style:default-outline-level="" style:list-style-name="" style:class="text">
      <style:paragraph-properties fo:margin-top="0.706cm" fo:margin-bottom="0.212cm" style:contextual-spacing="false" fo:line-height="115%" fo:keep-together="always" fo:break-before="auto" fo:break-after="auto" fo:keep-with-next="always" style:writing-mode="lr-tb">
        <style:tab-stops/>
      </style:paragraph-properties>
      <style:text-properties style:font-name="Century Schoolbook L" fo:font-family="'Century Schoolbook L'" style:font-style-name="Bold" style:font-family-generic="roman" style:font-pitch="variable" fo:font-size="12pt" fo:font-weight="bold" style:font-size-asian="20pt" style:font-size-complex="20pt"/>
    </style:style>
    <style:style style:name="Heading_20_2" style:display-name="Heading 2" style:family="paragraph" style:parent-style-name="Standard" style:class="text">
      <style:paragraph-properties fo:margin-top="0.635cm" fo:margin-bottom="0.212cm"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style:contextual-spacing="false" fo:line-height="115%" fo:keep-together="always" fo:break-before="auto" fo:break-after="auto" fo:keep-with-next="always" style:writing-mode="lr-tb"/>
      <style:text-properties style:font-name="Times New Roman1" fo:font-family="'Times New Roman'" style:font-style-name="Regular" style:font-family-generic="roman" style:font-pitch="variable" fo:font-size="26pt" style:font-size-asian="26pt" style:font-size-complex="26pt"/>
    </style:style>
    <style:style style:name="Subtitle" style:family="paragraph" style:parent-style-name="Standard" style:class="chapter">
      <style:paragraph-properties fo:margin-top="0cm" fo:margin-bottom="0.564cm" style:contextual-spacing="false" fo:line-height="115%" fo:keep-together="always" fo:break-before="auto" fo:break-after="auto" fo:keep-with-next="always" style:writing-mode="lr-tb"/>
      <style:text-properties fo:color="#666666" style:font-name="Times New Roman1" fo:font-family="'Times New Roman'" style:font-style-name="Regular" style:font-family-generic="roman"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Head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prefix="(" style:num-suffix=")" style:num-format="1">
        <style:list-level-properties text:space-before="4.445cm" text:min-label-width="0.635cm"/>
      </text:list-level-style-number>
      <text:list-level-style-number text:level="5" text:style-name="List1Level4" style:num-prefix="(" style:num-suffix=")" style:num-format="a">
        <style:list-level-properties text:space-before="5.715cm" text:min-label-width="0.635cm"/>
      </text:list-level-style-number>
      <text:list-level-style-number text:level="6" text:style-name="List1Level5" style:num-prefix="("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54cm" fo:margin-bottom="2.15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44</meta:editing-cycles>
    <dc:date>2015-12-28T12:23:15.634212762</dc:date>
    <meta:editing-duration>PT7H32M49S</meta:editing-duration>
    <meta:printed-by>cloudus </meta:printed-by>
    <meta:print-date>2015-12-28T09:14:14.684570816</meta:print-date>
    <dc:creator>cloudus </dc:creator>
    <meta:document-statistic meta:table-count="0" meta:image-count="5" meta:object-count="6" meta:page-count="10" meta:paragraph-count="139" meta:word-count="3665" meta:character-count="23687" meta:non-whitespace-character-count="20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2"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3" style:family="graphic" style:parent-style-name="objectwithoutfill">
      <style:graphic-properties svg:stroke-width="0.03cm" draw:marker-start-width="0.245cm" draw:marker-end="Arrow" draw:marker-end-width="0.34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03cm" draw:marker-start-width="0.245cm" draw:marker-end="Arrow"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svg:stroke-width="0.03cm" draw:marker-start-width="0.245cm" draw:marker-end="Arrow" draw:marker-end-width="0.345cm" draw:fill="none" draw:textarea-vertical-align="middle" fo:padding-top="0.14cm" fo:padding-bottom="0.14cm" fo:padding-left="0.265cm" fo:padding-right="0.265cm"/>
    </style:style>
    <style:style style:name="gr9" style:family="graphic" style:parent-style-name="standard">
      <style:graphic-properties draw:stroke="none" draw:stroke-dash="Fine_20_Dashed" svg:stroke-width="0.03cm" svg:stroke-color="#000000" draw:marker-start-width="0.245cm" draw:marker-end-width="0.245cm" draw:fill="none" draw:fill-color="#ffffff" draw:textarea-horizontal-align="left" draw:auto-grow-height="true" draw:auto-grow-width="false" fo:min-height="0.01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3pt" style:font-size-asian="18pt" style:font-size-complex="18pt"/>
    </style:style>
    <style:style style:name="P5" style:family="paragraph">
      <style:text-properties fo:font-size="13pt" style:font-size-asian="18pt" style:font-size-complex="18pt"/>
    </style:style>
    <style:style style:name="P6"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style:style style:name="T3"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1" draw:layer="layout" svg:width="4.07cm" svg:height="7.405cm" svg:x="1.091cm" svg:y="0.026cm">
          <text:p/>
          <draw:enhanced-geometry svg:viewBox="0 0 21600 21600" draw:type="rectangle" draw:enhanced-path="M 0 0 L 21600 0 21600 21600 0 21600 0 0 Z N"/>
        </draw:custom-shape>
        <draw:custom-shape draw:style-name="gr2" draw:text-style-name="P2" draw:layer="layout" svg:width="2.196cm" svg:height="0.739cm" svg:x="1.896cm" svg:y="3.72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1.433cm" svg:y="1.129cm">
          <text:p/>
          <draw:enhanced-geometry svg:viewBox="0 0 21600 21600" draw:type="rectangle" draw:enhanced-path="M 0 0 L 21600 0 21600 21600 0 21600 0 0 Z N"/>
        </draw:custom-shape>
        <draw:custom-shape draw:style-name="gr2" draw:text-style-name="P3" draw:layer="layout" svg:width="2.666cm" svg:height="1.49cm" svg:x="1.741cm" svg:y="5.571cm">
          <text:p text:style-name="P1"><text:span text:style-name="T2">Signature</text:span></text:p>
          <text:p text:style-name="P1"><text:span text:style-name="T2">Bénéficiaire </text:span></text:p>
          <text:p text:style-name="P1"><text:span text:style-name="T2">0</text:span></text:p>
          <draw:enhanced-geometry svg:viewBox="0 0 21600 21600" draw:type="rectangle" draw:enhanced-path="M 0 0 L 21600 0 21600 21600 0 21600 0 0 Z N"/>
        </draw:custom-shape>
        <draw:custom-shape draw:style-name="gr2" draw:text-style-name="P4" draw:layer="layout" svg:width="3.307cm" svg:height="1.462cm" svg:x="1.468cm" svg:y="8.534cm">
          <text:p text:style-name="P1"><text:span text:style-name="T3">Clef privée</text:span></text:p>
          <text:p text:style-name="P1"><text:span text:style-name="T3">Bénéficiaire 1</text:span></text:p>
          <draw:enhanced-geometry svg:viewBox="0 0 21600 21600" draw:type="rectangle" draw:enhanced-path="M 0 0 L 21600 0 21600 21600 0 21600 0 0 Z N"/>
        </draw:custom-shape>
        <draw:line draw:style-name="gr3" draw:text-style-name="P1" draw:layer="layout" svg:x1="3.285cm" svg:y1="2.624cm" svg:x2="3.285cm" svg:y2="3.729cm">
          <text:p/>
        </draw:line>
        <draw:line draw:style-name="gr3" draw:text-style-name="P1" draw:layer="layout" svg:x1="2.574cm" svg:y1="2.996cm" svg:x2="2.574cm" svg:y2="3.727cm">
          <text:p/>
        </draw:line>
        <draw:line draw:style-name="gr4" draw:text-style-name="P1" draw:layer="layout" svg:x1="0.015cm" svg:y1="3.006cm" svg:x2="2.577cm" svg:y2="2.999cm">
          <text:p/>
        </draw:line>
        <draw:frame draw:style-name="gr5" draw:text-style-name="P5" draw:layer="layout" svg:width="2.873cm" svg:height="0.763cm" svg:x="1.223cm" svg:y="0.19cm">
          <draw:text-box>
            <text:p><text:span text:style-name="T3">Transaction</text:span></text:p>
          </draw:text-box>
        </draw:frame>
        <draw:line draw:style-name="gr3" draw:text-style-name="P1" draw:layer="layout" svg:x1="3.037cm" svg:y1="4.474cm" svg:x2="3.037cm" svg:y2="5.58cm">
          <text:p/>
        </draw:line>
        <draw:line draw:style-name="gr6" draw:text-style-name="P1" draw:layer="layout" svg:x1="4.414cm" svg:y1="2.627cm" svg:x2="4.411cm" svg:y2="4.455cm">
          <text:p/>
        </draw:line>
        <draw:line draw:style-name="gr7" draw:text-style-name="P1" draw:layer="layout" svg:x1="4.386cm" svg:y1="4.465cm" svg:x2="7.72cm" svg:y2="5.907cm">
          <text:p/>
        </draw:line>
        <draw:frame draw:style-name="gr5" draw:text-style-name="P4" draw:layer="layout" svg:width="3.271cm" svg:height="1.275cm" svg:x="1.489cm" svg:y="1.276cm">
          <draw:text-box>
            <text:p text:style-name="P1"><text:span text:style-name="T3">Clef Publique</text:span></text:p>
            <text:p text:style-name="P1"><text:span text:style-name="T3">Bénéficiaire 1</text:span></text:p>
          </draw:text-box>
        </draw:frame>
        <draw:frame draw:style-name="gr5" draw:text-style-name="P6" draw:layer="layout" svg:width="1.67cm" svg:height="0.763cm" draw:transform="rotate (0.652927673171079) translate (5.27cm 7.647cm)">
          <draw:text-box>
            <text:p><text:span text:style-name="T2">Signe</text:span></text:p>
          </draw:text-box>
        </draw:frame>
        <draw:line draw:style-name="gr8" draw:text-style-name="P1" draw:layer="layout" svg:x1="4.764cm" svg:y1="8.858cm" svg:x2="7.714cm" svg:y2="6.638cm">
          <text:p/>
        </draw:line>
        <draw:line draw:style-name="gr4" draw:text-style-name="P1" draw:layer="layout" svg:x1="5.153cm" svg:y1="3.004cm" svg:x2="9.173cm" svg:y2="3.004cm">
          <text:p/>
        </draw:line>
        <draw:frame draw:style-name="gr9" draw:text-style-name="P5" draw:layer="layout" svg:width="3.548cm" svg:height="0.763cm" draw:transform="rotate (-0.403694655986288) translate (5.929cm 4.459cm)">
          <draw:text-box>
            <text:p><text:span text:style-name="T3">Vérifie</text:span></text:p>
          </draw:text-box>
        </draw:frame>
        <draw:custom-shape draw:style-name="gr1" draw:text-style-name="P1" draw:layer="layout" svg:width="4.07cm" svg:height="7.405cm" svg:x="7.681cm" svg:y="0.016cm">
          <text:p/>
          <draw:enhanced-geometry svg:viewBox="0 0 21600 21600" draw:type="rectangle" draw:enhanced-path="M 0 0 L 21600 0 21600 21600 0 21600 0 0 Z N"/>
        </draw:custom-shape>
        <draw:custom-shape draw:style-name="gr2" draw:text-style-name="P2" draw:layer="layout" svg:width="2.196cm" svg:height="0.739cm" svg:x="8.486cm" svg:y="3.71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8.023cm" svg:y="1.119cm">
          <text:p/>
          <draw:enhanced-geometry svg:viewBox="0 0 21600 21600" draw:type="rectangle" draw:enhanced-path="M 0 0 L 21600 0 21600 21600 0 21600 0 0 Z N"/>
        </draw:custom-shape>
        <draw:custom-shape draw:style-name="gr2" draw:text-style-name="P3" draw:layer="layout" svg:width="2.666cm" svg:height="1.49cm" svg:x="8.331cm" svg:y="5.561cm">
          <text:p text:style-name="P1"><text:span text:style-name="T2">Signature</text:span></text:p>
          <text:p text:style-name="P1"><text:span text:style-name="T2">Bénéficiaire </text:span></text:p>
          <text:p text:style-name="P1"><text:span text:style-name="T2">1</text:span></text:p>
          <draw:enhanced-geometry svg:viewBox="0 0 21600 21600" draw:type="rectangle" draw:enhanced-path="M 0 0 L 21600 0 21600 21600 0 21600 0 0 Z N"/>
        </draw:custom-shape>
        <draw:custom-shape draw:style-name="gr2" draw:text-style-name="P4" draw:layer="layout" svg:width="3.307cm" svg:height="1.462cm" svg:x="8.058cm" svg:y="8.524cm">
          <text:p text:style-name="P1"><text:span text:style-name="T3">Clef privée</text:span></text:p>
          <text:p text:style-name="P1"><text:span text:style-name="T3">Bénéficiaire 2</text:span></text:p>
          <draw:enhanced-geometry svg:viewBox="0 0 21600 21600" draw:type="rectangle" draw:enhanced-path="M 0 0 L 21600 0 21600 21600 0 21600 0 0 Z N"/>
        </draw:custom-shape>
        <draw:line draw:style-name="gr3" draw:text-style-name="P1" draw:layer="layout" svg:x1="9.875cm" svg:y1="2.614cm" svg:x2="9.875cm" svg:y2="3.719cm">
          <text:p/>
        </draw:line>
        <draw:line draw:style-name="gr3" draw:text-style-name="P1" draw:layer="layout" svg:x1="9.166cm" svg:y1="3.009cm" svg:x2="9.164cm" svg:y2="3.717cm">
          <text:p/>
        </draw:line>
        <draw:frame draw:style-name="gr5" draw:text-style-name="P5" draw:layer="layout" svg:width="2.873cm" svg:height="0.763cm" svg:x="7.813cm" svg:y="0.18cm">
          <draw:text-box>
            <text:p><text:span text:style-name="T3">Transaction</text:span></text:p>
          </draw:text-box>
        </draw:frame>
        <draw:line draw:style-name="gr3" draw:text-style-name="P1" draw:layer="layout" svg:x1="9.627cm" svg:y1="4.464cm" svg:x2="9.627cm" svg:y2="5.57cm">
          <text:p/>
        </draw:line>
        <draw:line draw:style-name="gr6" draw:text-style-name="P1" draw:layer="layout" svg:x1="11.004cm" svg:y1="2.617cm" svg:x2="11.001cm" svg:y2="4.445cm">
          <text:p/>
        </draw:line>
        <draw:line draw:style-name="gr7" draw:text-style-name="P1" draw:layer="layout" svg:x1="10.976cm" svg:y1="4.455cm" svg:x2="14.31cm" svg:y2="5.897cm">
          <text:p/>
        </draw:line>
        <draw:frame draw:style-name="gr5" draw:text-style-name="P4" draw:layer="layout" svg:width="3.271cm" svg:height="1.275cm" svg:x="8.079cm" svg:y="1.266cm">
          <draw:text-box>
            <text:p text:style-name="P1"><text:span text:style-name="T3">Clef Publique</text:span></text:p>
            <text:p text:style-name="P1"><text:span text:style-name="T3">Bénéficiaire 2</text:span></text:p>
          </draw:text-box>
        </draw:frame>
        <draw:line draw:style-name="gr8" draw:text-style-name="P1" draw:layer="layout" svg:x1="11.354cm" svg:y1="8.848cm" svg:x2="14.304cm" svg:y2="6.628cm">
          <text:p/>
        </draw:line>
        <draw:frame draw:style-name="gr9" draw:text-style-name="P5" draw:layer="layout" svg:width="3.548cm" svg:height="0.763cm" draw:transform="rotate (-0.403694655986288) translate (12.519cm 4.456cm)">
          <draw:text-box>
            <text:p><text:span text:style-name="T3">Vérifie</text:span></text:p>
          </draw:text-box>
        </draw:frame>
        <draw:line draw:style-name="gr4" draw:text-style-name="P1" draw:layer="layout" svg:x1="11.738cm" svg:y1="3.004cm" svg:x2="15.737cm" svg:y2="3.004cm">
          <text:p/>
        </draw:line>
        <draw:custom-shape draw:style-name="gr1" draw:text-style-name="P1" draw:layer="layout" svg:width="4.07cm" svg:height="7.405cm" svg:x="14.246cm" svg:y="0.016cm">
          <text:p/>
          <draw:enhanced-geometry svg:viewBox="0 0 21600 21600" draw:type="rectangle" draw:enhanced-path="M 0 0 L 21600 0 21600 21600 0 21600 0 0 Z N"/>
        </draw:custom-shape>
        <draw:custom-shape draw:style-name="gr2" draw:text-style-name="P2" draw:layer="layout" svg:width="2.196cm" svg:height="0.739cm" svg:x="15.051cm" svg:y="3.71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14.588cm" svg:y="1.119cm">
          <text:p/>
          <draw:enhanced-geometry svg:viewBox="0 0 21600 21600" draw:type="rectangle" draw:enhanced-path="M 0 0 L 21600 0 21600 21600 0 21600 0 0 Z N"/>
        </draw:custom-shape>
        <draw:custom-shape draw:style-name="gr2" draw:text-style-name="P3" draw:layer="layout" svg:width="2.666cm" svg:height="1.49cm" svg:x="14.896cm" svg:y="5.561cm">
          <text:p text:style-name="P1"><text:span text:style-name="T2">Signature</text:span></text:p>
          <text:p text:style-name="P1"><text:span text:style-name="T2">Bénéficiaire </text:span></text:p>
          <text:p text:style-name="P1"><text:span text:style-name="T2">2</text:span></text:p>
          <draw:enhanced-geometry svg:viewBox="0 0 21600 21600" draw:type="rectangle" draw:enhanced-path="M 0 0 L 21600 0 21600 21600 0 21600 0 0 Z N"/>
        </draw:custom-shape>
        <draw:custom-shape draw:style-name="gr2" draw:text-style-name="P4" draw:layer="layout" svg:width="3.307cm" svg:height="1.462cm" svg:x="14.623cm" svg:y="8.524cm">
          <text:p text:style-name="P1"><text:span text:style-name="T3">Clef privée</text:span></text:p>
          <text:p text:style-name="P1"><text:span text:style-name="T3">Bénéficiaire 3</text:span></text:p>
          <draw:enhanced-geometry svg:viewBox="0 0 21600 21600" draw:type="rectangle" draw:enhanced-path="M 0 0 L 21600 0 21600 21600 0 21600 0 0 Z N"/>
        </draw:custom-shape>
        <draw:line draw:style-name="gr3" draw:text-style-name="P1" draw:layer="layout" svg:x1="16.44cm" svg:y1="2.614cm" svg:x2="16.44cm" svg:y2="3.719cm">
          <text:p/>
        </draw:line>
        <draw:line draw:style-name="gr3" draw:text-style-name="P1" draw:layer="layout" svg:x1="15.731cm" svg:y1="3.019cm" svg:x2="15.729cm" svg:y2="3.717cm">
          <text:p/>
        </draw:line>
        <draw:frame draw:style-name="gr5" draw:text-style-name="P5" draw:layer="layout" svg:width="2.873cm" svg:height="0.763cm" svg:x="14.378cm" svg:y="0.18cm">
          <draw:text-box>
            <text:p><text:span text:style-name="T3">Transaction</text:span></text:p>
          </draw:text-box>
        </draw:frame>
        <draw:line draw:style-name="gr3" draw:text-style-name="P1" draw:layer="layout" svg:x1="16.192cm" svg:y1="4.464cm" svg:x2="16.192cm" svg:y2="5.57cm">
          <text:p/>
        </draw:line>
        <draw:frame draw:style-name="gr5" draw:text-style-name="P4" draw:layer="layout" svg:width="3.271cm" svg:height="1.275cm" svg:x="14.644cm" svg:y="1.266cm">
          <draw:text-box>
            <text:p text:style-name="P1"><text:span text:style-name="T3">Clef Publique</text:span></text:p>
            <text:p text:style-name="P1"><text:span text:style-name="T3">Bénéficiaire 3</text:span></text:p>
          </draw:text-box>
        </draw:frame>
        <draw:frame draw:style-name="gr5" draw:text-style-name="P6" draw:layer="layout" svg:width="1.67cm" svg:height="0.763cm" draw:transform="rotate (0.652927673171079) translate (11.87cm 7.679cm)">
          <draw:text-box>
            <text:p><text:span text:style-name="T2">Sign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2"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3" style:family="graphic" style:parent-style-name="objectwithoutfill">
      <style:graphic-properties svg:stroke-width="0.03cm" svg:stroke-color="#000000" draw:marker-start-width="0.245cm" draw:marker-end="Arrow" draw:marker-end-width="0.345cm" draw:fill="none" draw:textarea-vertical-align="middle" fo:padding-top="0.14cm" fo:padding-bottom="0.14cm" fo:padding-left="0.265cm" fo:padding-right="0.265cm"/>
    </style:style>
    <style:style style:name="gr4" style:family="graphic" style:parent-style-name="objectwithoutfill">
      <style:graphic-properties svg:stroke-width="0.03cm" svg:stroke-color="#000000" draw:marker-start-width="0.245cm" draw:marker-end-width="0.24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6pt" style:font-size-asian="16pt" style:font-size-complex="16pt"/>
    </style:style>
    <style:style style:name="P4" style:family="paragraph">
      <style:paragraph-properties fo:text-align="center"/>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draw:layer="layout" svg:width="1.753cm" svg:height="1.35cm" svg:x="3.087cm" svg:y="0.042cm">
          <text:p text:style-name="P1"><text:span text:style-name="T1">Hachage</text:span></text:p>
          <draw:enhanced-geometry svg:viewBox="0 0 21600 21600" draw:type="rectangle" draw:enhanced-path="M 0 0 L 21600 0 21600 21600 0 21600 0 0 Z N"/>
        </draw:custom-shape>
        <draw:custom-shape draw:style-name="gr2" draw:text-style-name="P1" draw:layer="layout" svg:width="6.999cm" svg:height="2.677cm" svg:x="1.325cm" svg:y="1.827cm">
          <text:p/>
          <draw:enhanced-geometry svg:viewBox="0 0 21600 21600" draw:type="rectangle" draw:enhanced-path="M 0 0 L 21600 0 21600 21600 0 21600 0 0 Z N"/>
        </draw:custom-shape>
        <draw:line draw:style-name="gr3" draw:text-style-name="P1" draw:layer="layout" svg:x1="1.773cm" svg:y1="0.941cm" svg:x2="3.072cm" svg:y2="0.919cm">
          <text:p/>
        </draw:line>
        <draw:line draw:style-name="gr4" draw:text-style-name="P1" draw:layer="layout" svg:x1="1.768cm" svg:y1="1.819cm" svg:x2="1.768cm" svg:y2="0.935cm">
          <text:p/>
        </draw:line>
        <draw:frame draw:style-name="gr5" draw:text-style-name="P3" draw:layer="layout" svg:width="1.746cm" svg:height="0.886cm" svg:x="1.484cm" svg:y="1.996cm">
          <draw:text-box>
            <text:p><text:span text:style-name="T2">Bloc</text:span></text:p>
          </draw:text-box>
        </draw:frame>
        <draw:custom-shape draw:style-name="gr1" draw:text-style-name="P4" draw:layer="layout" svg:width="1.73cm" svg:height="0.877cm" svg:x="1.768cm" svg:y="3.161cm">
          <text:p text:style-name="P1"><text:span text:style-name="T2">Item</text:span></text:p>
          <draw:enhanced-geometry svg:viewBox="0 0 21600 21600" draw:type="rectangle" draw:enhanced-path="M 0 0 L 21600 0 21600 21600 0 21600 0 0 Z N"/>
        </draw:custom-shape>
        <draw:custom-shape draw:style-name="gr1" draw:text-style-name="P4" draw:layer="layout" svg:width="1.73cm" svg:height="0.877cm" svg:x="3.964cm" svg:y="3.169cm">
          <text:p text:style-name="P1"><text:span text:style-name="T2">Item</text:span></text:p>
          <draw:enhanced-geometry svg:viewBox="0 0 21600 21600" draw:type="rectangle" draw:enhanced-path="M 0 0 L 21600 0 21600 21600 0 21600 0 0 Z N"/>
        </draw:custom-shape>
        <draw:custom-shape draw:style-name="gr1" draw:text-style-name="P1" draw:layer="layout" svg:width="1.73cm" svg:height="0.877cm" svg:x="6.152cm" svg:y="3.161cm">
          <text:p text:style-name="P1">...</text:p>
          <draw:enhanced-geometry svg:viewBox="0 0 21600 21600" draw:type="rectangle" draw:enhanced-path="M 0 0 L 21600 0 21600 21600 0 21600 0 0 Z N"/>
        </draw:custom-shape>
        <draw:line draw:style-name="gr3" draw:text-style-name="P1" draw:layer="layout" svg:x1="0.015cm" svg:y1="0.492cm" svg:x2="3.072cm" svg:y2="0.492cm">
          <text:p/>
        </draw:line>
        <draw:line draw:style-name="gr3" draw:text-style-name="P1" draw:layer="layout" svg:x1="4.876cm" svg:y1="0.474cm" svg:x2="11.473cm" svg:y2="0.474cm">
          <text:p/>
        </draw:line>
        <draw:custom-shape draw:style-name="gr1" draw:text-style-name="P2" draw:layer="layout" svg:width="1.753cm" svg:height="1.35cm" svg:x="11.474cm" svg:y="0.015cm">
          <text:p text:style-name="P1"><text:span text:style-name="T1">Hachage</text:span></text:p>
          <draw:enhanced-geometry svg:viewBox="0 0 21600 21600" draw:type="rectangle" draw:enhanced-path="M 0 0 L 21600 0 21600 21600 0 21600 0 0 Z N"/>
        </draw:custom-shape>
        <draw:custom-shape draw:style-name="gr2" draw:text-style-name="P1" draw:layer="layout" svg:width="6.999cm" svg:height="2.677cm" svg:x="9.712cm" svg:y="1.8cm">
          <text:p/>
          <draw:enhanced-geometry svg:viewBox="0 0 21600 21600" draw:type="rectangle" draw:enhanced-path="M 0 0 L 21600 0 21600 21600 0 21600 0 0 Z N"/>
        </draw:custom-shape>
        <draw:line draw:style-name="gr3" draw:text-style-name="P1" draw:layer="layout" svg:x1="10.14cm" svg:y1="0.915cm" svg:x2="11.474cm" svg:y2="0.892cm">
          <text:p/>
        </draw:line>
        <draw:line draw:style-name="gr4" draw:text-style-name="P1" draw:layer="layout" svg:x1="10.155cm" svg:y1="1.792cm" svg:x2="10.155cm" svg:y2="0.908cm">
          <text:p/>
        </draw:line>
        <draw:frame draw:style-name="gr5" draw:text-style-name="P3" draw:layer="layout" svg:width="1.746cm" svg:height="0.886cm" svg:x="9.871cm" svg:y="1.969cm">
          <draw:text-box>
            <text:p><text:span text:style-name="T2">Bloc</text:span></text:p>
          </draw:text-box>
        </draw:frame>
        <draw:custom-shape draw:style-name="gr1" draw:text-style-name="P4" draw:layer="layout" svg:width="1.73cm" svg:height="0.877cm" svg:x="10.155cm" svg:y="3.134cm">
          <text:p text:style-name="P1"><text:span text:style-name="T2">Item</text:span></text:p>
          <draw:enhanced-geometry svg:viewBox="0 0 21600 21600" draw:type="rectangle" draw:enhanced-path="M 0 0 L 21600 0 21600 21600 0 21600 0 0 Z N"/>
        </draw:custom-shape>
        <draw:custom-shape draw:style-name="gr1" draw:text-style-name="P4" draw:layer="layout" svg:width="1.73cm" svg:height="0.877cm" svg:x="12.351cm" svg:y="3.142cm">
          <text:p text:style-name="P1"><text:span text:style-name="T2">Item</text:span></text:p>
          <draw:enhanced-geometry svg:viewBox="0 0 21600 21600" draw:type="rectangle" draw:enhanced-path="M 0 0 L 21600 0 21600 21600 0 21600 0 0 Z N"/>
        </draw:custom-shape>
        <draw:custom-shape draw:style-name="gr1" draw:text-style-name="P1" draw:layer="layout" svg:width="1.73cm" svg:height="0.877cm" svg:x="14.539cm" svg:y="3.134cm">
          <text:p text:style-name="P1">...</text:p>
          <draw:enhanced-geometry svg:viewBox="0 0 21600 21600" draw:type="rectangle" draw:enhanced-path="M 0 0 L 21600 0 21600 21600 0 21600 0 0 Z N"/>
        </draw:custom-shape>
        <draw:line draw:style-name="gr3" draw:text-style-name="P1" draw:layer="layout" svg:x1="13.207cm" svg:y1="0.474cm" svg:x2="17.952cm" svg:y2="0.474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math xmlns="http://www.w3.org/1998/Math/MathML" display="block">
  <semantics>
    <mrow>
      <mi mathvariant="normal">λ</mi>
      <mo stretchy="false">=</mo>
      <mrow>
        <mi>z</mi>
        <mo stretchy="false">⋅</mo>
        <mfrac>
          <mi>q</mi>
          <mi>p</mi>
        </mfrac>
      </mrow>
    </mrow>
    <annotation encoding="StarMath 5.0">%lambda  = z cdot { {q} over {p}  }   </annotation>
  </semantics>
</math>
</file>

<file path=Object 4/content.xml><?xml version="1.0" encoding="utf-8"?>
<math xmlns="http://www.w3.org/1998/Math/MathML" display="block">
  <semantics>
    <mrow>
      <msub>
        <mi>q</mi>
        <mi>z</mi>
      </msub>
      <mo stretchy="false">=</mo>
      <mrow>
        <mo fence="true" stretchy="true">{</mo>
        <mrow>
          <mtable>
            <mtr>
              <mtd>
                <mrow>
                  <mspace width="4em"/>
                  <mn>1</mn>
                  <mspace width="8em"/>
                  <mi mathvariant="italic">si</mi>
                  <mspace width="2em"/>
                  <mrow>
                    <mi>p</mi>
                    <mo stretchy="false">⩽</mo>
                    <mi>q</mi>
                  </mrow>
                </mrow>
              </mtd>
            </mtr>
            <mtr>
              <mtd>
                <mrow>
                  <msup>
                    <mrow>
                      <mo fence="true" stretchy="false">(</mo>
                      <mrow>
                        <mfrac>
                          <mi>q</mi>
                          <mi>p</mi>
                        </mfrac>
                      </mrow>
                      <mo fence="true" stretchy="false">)</mo>
                    </mrow>
                    <mi>z</mi>
                  </msup>
                  <mrow>
                    <mspace width="4em"/>
                    <mi mathvariant="italic">si</mi>
                    <mspace width="2em"/>
                    <mrow>
                      <mi>p</mi>
                      <mo stretchy="false">&gt;</mo>
                      <mi>q</mi>
                    </mrow>
                  </mrow>
                </mrow>
              </mtd>
            </mtr>
          </mtable>
        </mrow>
        <mo fence="true" stretchy="true">}</mo>
      </mrow>
    </mrow>
    <annotation encoding="StarMath 5.0">q_z = left lbrace binom{ { nospace { ~ ~1 ~ ~ ~ ~ si ~ p leslant q } } }{ ( {q} over {p}  ) ^{z} nospace { ~ ~si nospace {   ~} p &gt; q } }  right rbrace </annotation>
  </semantics>
</math>
</file>

<file path=Object 5/content.xml><?xml version="1.0" encoding="utf-8"?>
<math xmlns="http://www.w3.org/1998/Math/MathML" display="block">
  <semantics>
    <mrow>
      <mrow>
        <munderover>
          <mo stretchy="false">∑</mo>
          <mrow>
            <mi>k</mi>
            <mo stretchy="false">=</mo>
            <mn>0</mn>
          </mrow>
          <mi mathvariant="normal">∞</mi>
        </munderover>
        <mfrac>
          <mrow>
            <msup>
              <mi mathvariant="normal">λ</mi>
              <mi>k</mi>
            </msup>
            <mo stretchy="false">⋅</mo>
            <msup>
              <mi>e</mi>
              <mrow>
                <mo stretchy="false">−</mo>
                <mi mathvariant="normal">λ</mi>
              </mrow>
            </msup>
          </mrow>
          <mrow>
            <mi>k</mi>
            <mo stretchy="false">!</mo>
          </mrow>
        </mfrac>
      </mrow>
      <mo stretchy="false">⋅</mo>
      <mrow>
        <mo fence="true" stretchy="true">{</mo>
        <mrow>
          <mtable>
            <mtr>
              <mtd>
                <mrow>
                  <msup>
                    <mrow>
                      <mo fence="true" stretchy="false">(</mo>
                      <mrow>
                        <mfrac>
                          <mi>q</mi>
                          <mi>p</mi>
                        </mfrac>
                      </mrow>
                      <mo fence="true" stretchy="false">)</mo>
                    </mrow>
                    <mrow>
                      <mo fence="true" stretchy="false">(</mo>
                      <mrow>
                        <mrow>
                          <mi>z</mi>
                          <mo stretchy="false">−</mo>
                          <mi>k</mi>
                        </mrow>
                      </mrow>
                      <mo fence="true" stretchy="false">)</mo>
                    </mrow>
                  </msup>
                  <mrow/>
                  <mi mathvariant="italic">si</mi>
                  <mspace width="2em"/>
                  <mrow>
                    <mi>k</mi>
                    <mo stretchy="false">⩽</mo>
                    <mi>z</mi>
                  </mrow>
                  <mspace width="4em"/>
                </mrow>
              </mtd>
            </mtr>
            <mtr>
              <mtd>
                <mrow>
                  <mn>1</mn>
                  <mspace width="12em"/>
                  <mi mathvariant="italic">si</mi>
                  <mspace width="2em"/>
                  <mrow>
                    <mi>k</mi>
                    <mo stretchy="false">&gt;</mo>
                    <mi>z</mi>
                  </mrow>
                  <mspace width="4em"/>
                </mrow>
              </mtd>
            </mtr>
          </mtable>
        </mrow>
        <mo fence="true" stretchy="true">}</mo>
      </mrow>
    </mrow>
    <annotation encoding="StarMath 5.0">sum from{ k = 0 } to{ infinity } nospace { { %lambda ^{k} cdot e^{ - %lambda  } } over { fact {k} } }   cdot left lbrace binom{ nospace { ( {q} over {p} ) } ^{ ( z - k ) } nospace {} si ~ k leslant z ~ ~ }{ nospace {1} ~ ~ ~ ~ ~ ~si ~ k &gt; z ~~ }  right rbrace  </annotation>
  </semantics>
</math>
</file>

<file path=Object 6/content.xml><?xml version="1.0" encoding="utf-8"?>
<math xmlns="http://www.w3.org/1998/Math/MathML" display="block">
  <semantics>
    <mrow>
      <mn>1</mn>
      <mo stretchy="false">−</mo>
      <mrow>
        <mrow>
          <munderover>
            <mo stretchy="false">∑</mo>
            <mrow>
              <mi>k</mi>
              <mo stretchy="false">=</mo>
              <mn>0</mn>
            </mrow>
            <mi>z</mi>
          </munderover>
          <mfrac>
            <mrow>
              <msup>
                <mi mathvariant="normal">λ</mi>
                <mi>k</mi>
              </msup>
              <mo stretchy="false">⋅</mo>
              <msup>
                <mi>e</mi>
                <mrow>
                  <mo stretchy="false">−</mo>
                  <mi mathvariant="normal">λ</mi>
                </mrow>
              </msup>
            </mrow>
            <mrow>
              <mi>k</mi>
              <mo stretchy="false">!</mo>
            </mrow>
          </mfrac>
        </mrow>
        <mo stretchy="false">⋅</mo>
        <mrow>
          <mo fence="true" stretchy="false">(</mo>
          <mrow>
            <mrow>
              <mn>1</mn>
              <mo stretchy="false">−</mo>
              <msup>
                <mrow>
                  <mo fence="true" stretchy="false">(</mo>
                  <mrow>
                    <mfrac>
                      <mi>q</mi>
                      <mi>p</mi>
                    </mfrac>
                  </mrow>
                  <mo fence="true" stretchy="false">)</mo>
                </mrow>
                <mrow>
                  <mo fence="true" stretchy="false">(</mo>
                  <mrow>
                    <mrow>
                      <mi>z</mi>
                      <mo stretchy="false">−</mo>
                      <mi>k</mi>
                    </mrow>
                  </mrow>
                  <mo fence="true" stretchy="false">)</mo>
                </mrow>
              </msup>
            </mrow>
          </mrow>
          <mo fence="true" stretchy="false">)</mo>
        </mrow>
      </mrow>
    </mrow>
    <annotation encoding="StarMath 5.0">1 - sum from{ k = 0 } to{ z } nospace { { %lambda ^{k} cdot e^{ - %lambda  } } over { fact {k} } } cdot nospace { ( 1 - { ( {q} over {p} ) ^{ (z - k) }} ) } </annotation>
  </semantics>
</math>
</file>